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cc6" officeooo:paragraph-rsid="00095cc6"/>
    </style:style>
    <style:style style:name="P2" style:family="paragraph" style:parent-style-name="Standard">
      <style:text-properties officeooo:rsid="00095cc6" officeooo:paragraph-rsid="000ca58f"/>
    </style:style>
    <style:style style:name="P3" style:family="paragraph" style:parent-style-name="Standard">
      <style:text-properties officeooo:rsid="000b43f1" officeooo:paragraph-rsid="000b43f1"/>
    </style:style>
    <style:style style:name="P4" style:family="paragraph" style:parent-style-name="Standard">
      <style:text-properties officeooo:rsid="000da9f4" officeooo:paragraph-rsid="000ca58f"/>
    </style:style>
    <style:style style:name="P5" style:family="paragraph" style:parent-style-name="Standard">
      <style:text-properties officeooo:rsid="0010abff" officeooo:paragraph-rsid="0010abff"/>
    </style:style>
    <style:style style:name="P6" style:family="paragraph" style:parent-style-name="Standard">
      <style:text-properties officeooo:rsid="0010abff" officeooo:paragraph-rsid="00173512"/>
    </style:style>
    <style:style style:name="P7" style:family="paragraph" style:parent-style-name="Standard">
      <style:text-properties officeooo:rsid="00113bf5" officeooo:paragraph-rsid="00113bf5"/>
    </style:style>
    <style:style style:name="T1" style:family="text">
      <style:text-properties officeooo:rsid="000ca58f"/>
    </style:style>
    <style:style style:name="T2" style:family="text">
      <style:text-properties officeooo:rsid="000ec6cb"/>
    </style:style>
    <style:style style:name="T3" style:family="text">
      <style:text-properties officeooo:rsid="0011244a"/>
    </style:style>
    <style:style style:name="T4" style:family="text">
      <style:text-properties officeooo:rsid="00131df1"/>
    </style:style>
    <style:style style:name="T5" style:family="text">
      <style:text-properties officeooo:rsid="0014630c"/>
    </style:style>
    <style:style style:name="T6" style:family="text">
      <style:text-properties officeooo:rsid="0016da8b"/>
    </style:style>
    <style:style style:name="T7" style:family="text">
      <style:text-properties officeooo:rsid="001927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boek</text:p>
      <text:p text:style-name="P1"/>
      <text:p text:style-name="P3">woensdag 24/02/16 robot chasis halen 09:00=&gt; 11 uur </text:p>
      <text:p text:style-name="P2">Vrijdag 26/02/16 opzoeken afstands sensoren en werken aan project, <text:span text:style-name="T1">propellor opblazen, ultrasoon sensor metingen</text:span> 09:00=&gt;<text:span text:style-name="T1">20:00</text:span></text:p>
      <text:p text:style-name="P4"><text:s/>zaterdag 27/02/2016 <text:s/>bestellen nieuw dev board + opzoeken gebruikte microcontroller+ datasheets verzamelen 19:00<text:span text:style-name="T2">=&gt;22:00</text:span></text:p>
      <text:p text:style-name="P4"/>
      <text:p text:style-name="P5">zondag 28/02/2016 pva schrijven en xbee's testen + uitlezen in labview <text:s/>nrf modulles testen 10:00=&gt;<text:span text:style-name="T3">00:00</text:span></text:p>
      <text:p text:style-name="P5"/>
      <text:p text:style-name="P7">donderdag <text:s/>programa verder schrijven en testen16:00 =&gt; <text:span text:style-name="T4">19:00 9 ben eveneens een <text:s/>baterij gaan halen (deze was leeg terwijl ik dacht mijn chip opgeblazen te hebben)</text:span></text:p>
      <text:p text:style-name="P5"><text:s/><text:span text:style-name="T5">Vrijdag 09:00 =&gt;13:00 stroomsensor board gaan halen</text:span></text:p>
      <text:p text:style-name="P6"><text:s/><text:span text:style-name="T6">zaterdag 11:16=&gt;11:47 <text:s text:c="7"/>stroommeting en beveiliging code schrijven+code opschonen</text:span></text:p>
      <text:p text:style-name="P5"><text:tab/><text:span text:style-name="T7">20</text:span>:<text:span text:style-name="T7">06=&gt; <text:s text:c="3"/>20:28 <text:s text:c="3"/>begin met website mak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9:22:58.044000000</meta:creation-date>
    <dc:date>2016-03-12T20:28:59.269000000</dc:date>
    <meta:editing-duration>PT4H5M19S</meta:editing-duration>
    <meta:editing-cycles>13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9" meta:word-count="99" meta:character-count="754" meta:non-whitespace-character-count="642"/>
  </office:meta>
</office:document-meta>
</file>